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Text_20_body">
      <style:paragraph-properties fo:margin-left="0in" fo:margin-right="0in" fo:line-height="150%" fo:orphans="2" fo:widows="2" fo:text-indent="0in" style:auto-text-indent="false"/>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0"><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text:soft-page-break/>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
      <text:p text:style-name="Standard"/>
      <text:p text:style-name="Standard">https://docs.khadas.com/products/sbc/vim4/applications/opencl</text:p>
      <text:p text:style-name="Standard"/>
      <text:p text:style-name="Standard">https://www.youtube.com/watch?v=DO_68Hjs2UI</text:p>
      <text:p text:style-name="Standard">https://documen.tician.de/pyopencl/</text:p>
      <text:p text:style-name="Standard"/>
      <text:p text:style-name="Standard"/>
      <text:p text:style-name="Standard">https://github.com/mantiuk/opencl_examp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5T21:34:50.355343191</dc:date>
    <meta:editing-duration>PT1H20M30S</meta:editing-duration>
    <meta:editing-cycles>10</meta:editing-cycles>
    <meta:document-statistic meta:table-count="0" meta:image-count="0" meta:object-count="0" meta:page-count="2" meta:paragraph-count="38" meta:word-count="207" meta:character-count="1907" meta:non-whitespace-character-count="1734"/>
  </office:meta>
</office:document-meta>
</file>